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CE0000006DB4EE1EF0.jpg" manifest:media-type=""/>
  <manifest:file-entry manifest:full-path="Pictures/1000000000000090000000900F6250D0.jpg" manifest:media-type=""/>
  <manifest:file-entry manifest:full-path="Pictures/1000000000000100000000B0C5C3E3B6.jpg" manifest:media-type=""/>
  <manifest:file-entry manifest:full-path="Pictures/1000000000000103000000C235DC3175.jpg" manifest:media-type=""/>
  <manifest:file-entry manifest:full-path="Pictures/1000000000000110000000B9F53CB85D.jpg" manifest:media-type=""/>
  <manifest:file-entry manifest:full-path="Pictures/1000000000000117000000B4F8567217.jpg" manifest:media-type=""/>
  <manifest:file-entry manifest:full-path="Pictures/10000000000000FF000000C53937AA99.jpg" manifest:media-type=""/>
  <manifest:file-entry manifest:full-path="Pictures/1000000000000100000000B0410A1FC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cm" draw:marker-start-width="0.3cm" draw:marker-end="Arrow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3.881cm" svg:height="2.762cm" svg:x="10.5cm" svg:y="0.5cm">
          <draw:image xlink:href="Pictures/1000000000000117000000B4F8567217.jpg" xlink:type="simple" xlink:show="embed" xlink:actuate="onLoad">
            <text:p/>
          </draw:image>
        </draw:frame>
        <draw:frame draw:style-name="gr1" draw:text-style-name="P1" xml:id="id2" draw:id="id2" draw:layer="layout" svg:width="11.4cm" svg:height="3cm" svg:x="6.7cm" svg:y="5cm">
          <draw:image xlink:href="Pictures/1000000000000100000000B0C5C3E3B6.jpg" xlink:type="simple" xlink:show="embed" xlink:actuate="onLoad">
            <text:p/>
          </draw:image>
        </draw:frame>
        <draw:connector draw:style-name="gr2" draw:text-style-name="P1" draw:layer="layout" draw:type="line" svg:x1="12.44cm" svg:y1="3.262cm" svg:x2="12.4cm" svg:y2="5cm" draw:start-shape="id1" draw:start-glue-point="2" draw:end-shape="id2" svg:d="m12440 3262-40 1738" svg:viewBox="0 0 41 1739">
          <text:p/>
        </draw:connector>
        <draw:g xml:id="id3" draw:id="id3">
          <draw:frame draw:style-name="gr1" draw:text-style-name="P1" draw:layer="layout" svg:width="2cm" svg:height="1.38cm" svg:x="2cm" svg:y="9cm">
            <draw:image xlink:href="Pictures/1000000000000100000000B0410A1FCD.jpg" xlink:type="simple" xlink:show="embed" xlink:actuate="onLoad">
              <text:p/>
            </draw:image>
          </draw:frame>
          <draw:frame draw:style-name="gr1" draw:text-style-name="P1" draw:layer="layout" svg:width="2cm" svg:height="2cm" svg:x="2cm" svg:y="10.156cm">
            <draw:image xlink:href="Pictures/1000000000000090000000900F6250D0.jpg" xlink:type="simple" xlink:show="embed" xlink:actuate="onLoad">
              <text:p/>
            </draw:image>
          </draw:frame>
        </draw:g>
        <draw:g xml:id="id4" draw:id="id4">
          <draw:frame draw:style-name="gr1" draw:text-style-name="P1" draw:layer="layout" svg:width="2cm" svg:height="1.38cm" svg:x="8.5cm" svg:y="9cm">
            <draw:image xlink:href="Pictures/1000000000000100000000B0410A1FCD.jpg" xlink:type="simple" xlink:show="embed" xlink:actuate="onLoad">
              <text:p/>
            </draw:image>
          </draw:frame>
          <draw:frame draw:style-name="gr1" draw:text-style-name="P1" draw:layer="layout" svg:width="2cm" svg:height="2cm" svg:x="8.5cm" svg:y="10.156cm">
            <draw:image xlink:href="Pictures/1000000000000090000000900F6250D0.jpg" xlink:type="simple" xlink:show="embed" xlink:actuate="onLoad">
              <text:p/>
            </draw:image>
          </draw:frame>
        </draw:g>
        <draw:g xml:id="id5" draw:id="id5">
          <draw:frame draw:style-name="gr1" draw:text-style-name="P1" draw:layer="layout" svg:width="2cm" svg:height="1.38cm" svg:x="22cm" svg:y="9cm">
            <draw:image xlink:href="Pictures/1000000000000100000000B0410A1FCD.jpg" xlink:type="simple" xlink:show="embed" xlink:actuate="onLoad">
              <text:p/>
            </draw:image>
          </draw:frame>
          <draw:frame draw:style-name="gr1" draw:text-style-name="P1" draw:layer="layout" svg:width="2cm" svg:height="2cm" svg:x="22cm" svg:y="10.156cm">
            <draw:image xlink:href="Pictures/1000000000000090000000900F6250D0.jpg" xlink:type="simple" xlink:show="embed" xlink:actuate="onLoad">
              <text:p/>
            </draw:image>
          </draw:frame>
        </draw:g>
        <draw:custom-shape draw:style-name="gr3" draw:text-style-name="P1" draw:layer="layout" svg:width="6cm" svg:height="2.5cm" svg:x="13cm" svg:y="9.5cm">
          <text:p text:style-name="P1">・・・</text:p>
          <draw:enhanced-geometry svg:viewBox="0 0 21600 21600" draw:type="rectangle" draw:enhanced-path="M 0 0 L 21600 0 21600 21600 0 21600 0 0 Z N"/>
        </draw:custom-shape>
        <draw:g>
          <draw:frame draw:style-name="gr1" draw:text-style-name="P1" draw:layer="layout" svg:width="4cm" svg:height="3.09cm" svg:x="5.9cm" svg:y="12.868cm">
            <draw:image xlink:href="Pictures/10000000000000FF000000C53937AA99.jpg" xlink:type="simple" xlink:show="embed" xlink:actuate="onLoad">
              <text:p/>
            </draw:image>
          </draw:frame>
          <draw:frame draw:style-name="gr1" draw:text-style-name="P1" draw:layer="layout" svg:width="12.223cm" svg:height="2.883cm" svg:x="6.4cm" svg:y="15.117cm">
            <draw:image xlink:href="Pictures/10000000000001CE0000006DB4EE1EF0.jpg" xlink:type="simple" xlink:show="embed" xlink:actuate="onLoad">
              <text:p/>
            </draw:image>
          </draw:frame>
          <draw:frame draw:style-name="gr1" draw:text-style-name="P1" draw:layer="layout" svg:width="4cm" svg:height="3cm" svg:x="14.5cm" svg:y="13cm">
            <draw:image xlink:href="Pictures/1000000000000103000000C235DC3175.jpg" xlink:type="simple" xlink:show="embed" xlink:actuate="onLoad">
              <text:p/>
            </draw:image>
          </draw:frame>
        </draw:g>
        <draw:custom-shape draw:style-name="gr3" draw:text-style-name="P1" draw:layer="layout" svg:width="4cm" svg:height="1.5cm" svg:x="14.5cm" svg:y="19cm">
          <text:p text:style-name="P1">・・・</text:p>
          <draw:enhanced-geometry svg:viewBox="0 0 21600 21600" draw:mirror-vertical="true" draw:type="rectangle" draw:enhanced-path="M 0 0 L 21600 0 21600 21600 0 21600 0 0 Z N"/>
        </draw:custom-shape>
        <draw:frame draw:style-name="gr1" draw:text-style-name="P1" draw:layer="layout" svg:width="3cm" svg:height="2.04cm" svg:x="2.5cm" svg:y="18.5cm">
          <draw:image xlink:href="Pictures/1000000000000110000000B9F53CB85D.jpg" xlink:type="simple" xlink:show="embed" xlink:actuate="onLoad">
            <text:p/>
          </draw:image>
        </draw:frame>
        <draw:frame draw:style-name="gr1" draw:text-style-name="P1" draw:layer="layout" svg:width="3cm" svg:height="2.04cm" svg:x="6.5cm" svg:y="18.5cm">
          <draw:image xlink:href="Pictures/1000000000000110000000B9F53CB85D.jpg" xlink:type="simple" xlink:show="embed" xlink:actuate="onLoad">
            <text:p/>
          </draw:image>
        </draw:frame>
        <draw:frame draw:style-name="gr1" draw:text-style-name="P1" draw:layer="layout" svg:width="3cm" svg:height="2.04cm" svg:x="11cm" svg:y="18.5cm">
          <draw:image xlink:href="Pictures/1000000000000110000000B9F53CB85D.jpg" xlink:type="simple" xlink:show="embed" xlink:actuate="onLoad">
            <text:p/>
          </draw:image>
        </draw:frame>
        <draw:frame draw:style-name="gr1" draw:text-style-name="P1" draw:layer="layout" svg:width="3cm" svg:height="2.04cm" svg:x="18.5cm" svg:y="18.46cm">
          <draw:image xlink:href="Pictures/1000000000000110000000B9F53CB85D.jpg" xlink:type="simple" xlink:show="embed" xlink:actuate="onLoad">
            <text:p/>
          </draw:image>
        </draw:frame>
        <draw:frame draw:style-name="gr1" draw:text-style-name="P1" draw:layer="layout" svg:width="3cm" svg:height="2.04cm" svg:x="23.5cm" svg:y="18.5cm">
          <draw:image xlink:href="Pictures/1000000000000110000000B9F53CB85D.jpg" xlink:type="simple" xlink:show="embed" xlink:actuate="onLoad">
            <text:p/>
          </draw:image>
        </draw:frame>
        <draw:frame draw:style-name="gr1" draw:text-style-name="P1" draw:layer="layout" svg:width="3cm" svg:height="2.04cm" svg:x="2.5cm" svg:y="18.5cm">
          <draw:image xlink:href="Pictures/1000000000000110000000B9F53CB85D.jpg" xlink:type="simple" xlink:show="embed" xlink:actuate="onLoad">
            <text:p/>
          </draw:image>
        </draw:frame>
        <draw:connector draw:style-name="gr4" draw:text-style-name="P1" draw:layer="layout" draw:type="line" svg:x1="9.15cm" svg:y1="8.213cm" svg:x2="3cm" svg:y2="9cm" draw:end-shape="id3" svg:d="m9150 8213-6150 787" svg:viewBox="0 0 6151 788">
          <text:p/>
        </draw:connector>
        <draw:connector draw:style-name="gr4" draw:text-style-name="P1" draw:layer="layout" draw:type="line" svg:x1="10.749cm" svg:y1="8.268cm" svg:x2="9.5cm" svg:y2="9cm" draw:end-shape="id4" svg:d="m10749 8268-1249 732" svg:viewBox="0 0 1250 733">
          <text:p/>
        </draw:connector>
        <draw:connector draw:style-name="gr4" draw:text-style-name="P1" draw:layer="layout" draw:type="line" svg:x1="18.052cm" svg:y1="8.131cm" svg:x2="23cm" svg:y2="9cm" draw:end-shape="id5" svg:d="m18052 8131 4948 869" svg:viewBox="0 0 4949 870">
          <text:p/>
        </draw:connector>
        <draw:connector draw:style-name="gr4" draw:text-style-name="P1" draw:layer="layout" draw:type="line" svg:x1="3cm" svg:y1="12.156cm" svg:x2="12.127cm" svg:y2="14.911cm" draw:start-shape="id3" draw:start-glue-point="2" svg:d="m3000 12156 9127 2755" svg:viewBox="0 0 9128 2756">
          <text:p/>
        </draw:connector>
        <draw:connector draw:style-name="gr4" draw:text-style-name="P1" draw:layer="layout" draw:type="line" svg:x1="9.5cm" svg:y1="12.156cm" svg:x2="12.706cm" svg:y2="14.718cm" draw:start-shape="id4" svg:d="m9500 12156 3206 2562" svg:viewBox="0 0 3207 2563">
          <text:p/>
        </draw:connector>
        <draw:connector draw:style-name="gr4" draw:text-style-name="P1" draw:layer="layout" draw:type="line" svg:x1="22cm" svg:y1="10.578cm" svg:x2="13.229cm" svg:y2="14.966cm" draw:start-shape="id5" draw:start-glue-point="3" svg:d="m22000 10578-8771 4388" svg:viewBox="0 0 8772 4389">
          <text:p/>
        </draw:connector>
        <draw:connector draw:style-name="gr4" draw:text-style-name="P1" draw:layer="layout" draw:type="line" svg:x1="15.599cm" svg:y1="8.268cm" svg:x2="15.903cm" svg:y2="12.871cm" svg:d="m15599 8268 304 4603" svg:viewBox="0 0 305 4604">
          <text:p/>
        </draw:connector>
        <draw:frame draw:style-name="gr5" draw:layer="layout" svg:width="3.677cm" svg:height="0.963cm" svg:x="3cm" svg:y="14.5cm">
          <draw:text-box>
            <text:p>ストレージ</text:p>
          </draw:text-box>
        </draw:frame>
        <draw:frame draw:style-name="gr5" draw:layer="layout" svg:width="8.122cm" svg:height="0.963cm" svg:x="18cm" svg:y="14.037cm">
          <draw:text-box>
            <text:p>マイニング＆バックアップ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18S</meta:editing-duration>
    <meta:editing-cycles>33</meta:editing-cycles>
    <meta:generator>LibreOffice/4.1.3.2$Windows_x86 LibreOffice_project/70feb7d99726f064edab4605a8ab840c50ec57a</meta:generator>
    <dc:date>2014-05-18T22:51:35.385000000</dc:date>
    <meta:document-statistic meta:object-count="56"/>
  </office:meta>
</office:document-meta>
</file>